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paragraph-properties>
        <style:tab-stops>
          <style:tab-stop style:type="left" style:position="4.7333in"/>
        </style:tab-stops>
      </style:paragraph-properties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Titel" style:family="paragraph">
      <style:text-properties fo:language="de" fo:country="AT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28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name="P29" style:parent-style-name="Standard" style:family="paragraph">
      <style:paragraph-properties fo:margin-left="1in" fo:text-indent="0.5in">
        <style:tab-stops/>
      </style:paragraph-properties>
    </style:style>
    <style:style style:name="T30" style:parent-style-name="Absatz-Standardschriftart" style:family="text">
      <style:text-properties fo:font-style="italic" style:font-style-asian="italic"/>
    </style:style>
    <style:style style:name="T31" style:parent-style-name="Absatz-Standardschriftart" style:family="text">
      <style:text-properties fo:font-style="italic" style:font-style-asian="italic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Wochenberichte – Version 2.0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6.01.2019</text:span></text:p>
      <text:p text:style-name="Standard"/>
      <text:p text:style-name="Standard"/>
      <text:p text:style-name="P19"><text:tab/></text:p>
      <text:p text:style-name="Standard"/>
      <text:p text:style-name="P20">Maier Christopher</text:p>
      <text:p text:style-name="P21"/>
      <text:p text:style-name="P22">5BHWII – 2018/2019</text:p>
      <text:p text:style-name="P23">Softwareentwicklung- und Projektmanagement</text:p>
      <text:p text:style-name="P24"/>
      <text:p text:style-name="P25">Betreuende Lehrperson: 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Android App -<text:s/>Drilling Assistent VErsion 2.0</text:p>
      <text:p text:style-name="Untertitel">16.01.2019</text:p>
      <text:p text:style-name="P27"/>
      <text:p text:style-name="Standard"><draw:connector draw:type="line" svg:x1="5.225in" svg:y1="0.17778in" svg:x2="5.225in" svg:y2="3.44445in" draw:z-index="251660288" draw:id="id1" draw:style-name="a2" draw:name="Gerader Verbinder 3" text:anchor-type="paragraph"><svg:title/><svg:desc/></draw:connector><text:s/><text:span text:style-name="T28">Fortschritt____________________________________________________Woche</text:span></text:p>
      <text:p text:style-name="Standard">Projektdefinition und Erstellung der Dokumente (Pflichtenheft, Meilensteine,<text:s/>Wochenberichte) <text:s/><text:s/><text:s text:c="2"/>23.01.2019</text:p>
      <text:p text:style-name="P29"><draw:connector draw:type="line" svg:x1="-0.025in" svg:y1="0.222in" svg:x2="6.07708in" svg:y2="0.222in" draw:z-index="251662336" draw:id="id2" draw:style-name="a3" draw:name="Gerader Verbinder 4" text:anchor-type="paragraph"><svg:title/><svg:desc/></draw:connector>+ GitHub Ordner Struktur aktualisieren <text:s text:c="4"/></text:p>
      <text:p text:style-name="Standard"><draw:connector draw:type="line" svg:x1="-0.02083in" svg:y1="0.25022in" svg:x2="6.08125in" svg:y2="0.25022in" draw:z-index="251664384" draw:id="id3" draw:style-name="a4" draw:name="Gerader Verbinder 5" text:anchor-type="paragraph"><svg:title/><svg:desc/></draw:connector>Anpassung der Formeln zur Anwendung auf die vertikale Dimension <text:s text:c="2"/><text:tab/><text:tab/><text:tab/><text:s text:c="7"/><text:s text:c="3"/>30.01.2019<text:s/></text:p>
      <text:p text:style-name="Standard"><draw:connector draw:type="line" svg:x1="-0.01922in" svg:y1="0.24306in" svg:x2="6.08286in" svg:y2="0.24306in" draw:z-index="251666432" draw:id="id4" draw:style-name="a5" draw:name="Gerader Verbinder 6" text:anchor-type="paragraph"><svg:title/><svg:desc/></draw:connector>Darstellung der Bohrungen gemäß Berechnungen<text:tab/><text:tab/><text:tab/><text:tab/><text:tab/><text:s text:c="10"/>06.02.2019<text:s/></text:p>
      <text:p text:style-name="Standard"><draw:connector draw:type="line" svg:x1="0in" svg:y1="0.22248in" svg:x2="6.10208in" svg:y2="0.22248in" draw:z-index="251668480" draw:id="id5" draw:style-name="a6" draw:name="Gerader Verbinder 7" text:anchor-type="paragraph"><svg:title/><svg:desc/></draw:connector>Anordnung<text:s/>der Bohrungen an korrekter Stelle + Testen der Berechnungen<text:tab/><text:tab/><text:s text:c="8"/><text:s text:c="2"/>13.02.2019<text:s/></text:p>
      <text:p text:style-name="Standard"><draw:connector draw:type="line" svg:x1="0in" svg:y1="0.26042in" svg:x2="6.10208in" svg:y2="0.26042in" draw:z-index="251670528" draw:id="id6" draw:style-name="a7" draw:name="Gerader Verbinder 8" text:anchor-type="paragraph"><svg:title/><svg:desc/></draw:connector>Darstellung der Abstände mittels<text:s/><text:span text:style-name="T30">TextViews</text:span><text:tab/><text:tab/><text:tab/><text:tab/><text:tab/><text:tab/><text:s text:c="10"/>20.02.2019<text:s/></text:p>
      <text:p text:style-name="Standard"><draw:connector draw:type="line" svg:x1="0in" svg:y1="0.2345in" svg:x2="6.10208in" svg:y2="0.2345in" draw:z-index="251672576" draw:id="id7" draw:style-name="a8" draw:name="Gerader Verbinder 9" text:anchor-type="paragraph"><svg:title/><svg:desc/></draw:connector>Anordnung der<text:s/><text:span text:style-name="T31">TextView</text:span><text:s/>– Elemente zwischen den dargestellten Bohrungen<text:tab/><text:tab/><text:s text:c="10"/>27.02.2019<text:s/></text:p>
      <text:p text:style-name="Standard"><draw:connector draw:type="line" svg:x1="0in" svg:y1="0.22939in" svg:x2="6.10208in" svg:y2="0.22939in" draw:z-index="251674624" draw:id="id8" draw:style-name="a9" draw:name="Gerader Verbinder 10" text:anchor-type="paragraph"><svg:title/><svg:desc/></draw:connector>Hinzufügen einer Welcome – Activity und Überarbeitung des Design<text:tab/><text:tab/><text:tab/><text:s text:c="10"/>06.03.2019<text:s/></text:p>
      <text:p text:style-name="Standard"><draw:connector draw:type="line" svg:x1="0in" svg:y1="0.22409in" svg:x2="6.10208in" svg:y2="0.22409in" draw:z-index="251676672" draw:id="id9" draw:style-name="a10" draw:name="Gerader Verbinder 11" text:anchor-type="paragraph"><svg:title/><svg:desc/></draw:connector>Erstellung<text:s/>der technischen Dokumentation<text:tab/><text:tab/><text:s/><text:tab/><text:tab/><text:tab/><text:s text:c="24"/>13.03.2019<text:s/></text:p>
      <text:p text:style-name="Standard"><draw:connector draw:type="line" svg:x1="0in" svg:y1="0.22145in" svg:x2="6.10208in" svg:y2="0.22145in" draw:z-index="251678720" draw:id="id10" draw:style-name="a11" draw:name="Gerader Verbinder 12" text:anchor-type="paragraph"><svg:title/><svg:desc/></draw:connector>Erstellung des User – Manuel <text:s/><text:tab/><text:s text:c="10"/><text:tab/><text:tab/><text:tab/><text:tab/><text:tab/><text:tab/><text:s text:c="10"/>20.03.2019<text:s/></text:p>
      <text:p text:style-name="Standard">Projektfertigstellung<text:s/><text:tab/><text:tab/><text:tab/><text:s text:c="9"/><text:tab/><text:tab/><text:tab/><text:tab/><text:tab/><text:s text:c="10"/>27.03.2019<text:s/></text:p>
      <text:p text:style-name="Standard"><text:s text:c="17"/><text:tab/><text:tab/><text:tab/><text:tab/><text:tab/><text:tab/><text:tab/><text:s text:c="15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6" style:display-name="WW_OutlineListStyle_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Symbol" fo:color="#5B9BD5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LFO2" style:display-name="LFO2">
      <text:list-level-style-bullet text:level="1" text:style-name="WW_CharLFO18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7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9-01-19T18:38:00Z</meta:creation-date>
    <dc:date>2019-01-23T07:26:00Z</dc:date>
    <meta:print-date>2019-01-23T07:23:00Z</meta:print-date>
    <meta:template xlink:href="Projektumfang" xlink:type="simple"/>
    <meta:editing-cycles>29</meta:editing-cycles>
    <meta:editing-duration>PT0S</meta:editing-duration>
    <meta:user-defined meta:name="_TemplateID">TC029278139991</meta:user-defined>
    <meta:document-statistic meta:page-count="2" meta:paragraph-count="2" meta:word-count="174" meta:character-count="1269" meta:row-count="9" meta:non-whitespace-character-count="1097"/>
  </office:meta>
</office:document-meta>
</file>